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2E500000151092D54A783E31A21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uli" svg:font-family="Muli, sans-serif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15%" fo:text-align="center" style:justify-single-word="false"/>
      <style:text-properties style:font-name="Liberation Mono" fo:font-size="12pt" fo:font-weight="bold" style:font-size-asian="10.5pt" style:font-weight-asian="bold" style:font-size-complex="12pt" style:font-weight-complex="bold"/>
    </style:style>
    <style:style style:name="P2" style:family="paragraph" style:parent-style-name="Standard">
      <style:paragraph-properties fo:line-height="115%" fo:text-align="center" style:justify-single-word="false"/>
      <style:text-properties style:font-name="Liberation Mono" fo:font-size="12pt" fo:font-weight="bold" officeooo:rsid="0021e038" officeooo:paragraph-rsid="0021e038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line-height="115%" fo:text-align="center" style:justify-single-word="false"/>
      <style:text-properties style:font-name="Liberation Mono" fo:font-size="10pt" fo:font-weight="bold" officeooo:rsid="001cf4c9" officeooo:paragraph-rsid="001cf4c9" style:font-size-asian="8.75pt" style:font-weight-asian="bold" style:font-size-complex="10pt" style:font-weight-complex="bold"/>
    </style:style>
    <style:style style:name="P4" style:family="paragraph" style:parent-style-name="Standard">
      <style:paragraph-properties fo:line-height="115%" fo:text-align="center" style:justify-single-word="false"/>
      <style:text-properties style:font-name="Liberation Mono" fo:font-size="10pt" fo:font-weight="bold" officeooo:rsid="001cf4c9" officeooo:paragraph-rsid="001f68ad" style:font-size-asian="8.75pt" style:font-weight-asian="bold" style:font-size-complex="10pt" style:font-weight-complex="bold"/>
    </style:style>
    <style:style style:name="P5" style:family="paragraph" style:parent-style-name="Standard">
      <style:paragraph-properties fo:line-height="115%" fo:text-align="start" style:justify-single-word="false"/>
      <style:text-properties style:font-name="Liberation Mono" fo:font-size="10pt" fo:font-weight="bold" officeooo:rsid="001e64c1" officeooo:paragraph-rsid="001e64c1" style:font-size-asian="8.75pt" style:font-weight-asian="bold" style:font-size-complex="10pt" style:font-weight-complex="bold"/>
    </style:style>
    <style:style style:name="P6" style:family="paragraph" style:parent-style-name="Standard">
      <style:paragraph-properties fo:line-height="115%" fo:text-align="center" style:justify-single-word="false"/>
      <style:text-properties style:font-name="Liberation Mono" fo:font-size="10pt" fo:font-weight="bold" officeooo:rsid="0021e038" officeooo:paragraph-rsid="0021e038" style:font-size-asian="8.75pt" style:font-weight-asian="bold" style:font-size-complex="10pt" style:font-weight-complex="bold"/>
    </style:style>
    <style:style style:name="P7" style:family="paragraph" style:parent-style-name="Standard">
      <style:paragraph-properties fo:line-height="115%" fo:text-align="start" style:justify-single-word="false"/>
      <style:text-properties style:font-name="Liberation Mono" fo:font-size="10pt" fo:font-weight="bold" officeooo:rsid="0021e038" officeooo:paragraph-rsid="0021e038" style:font-size-asian="8.75pt" style:font-weight-asian="bold" style:font-size-complex="10pt" style:font-weight-complex="bold"/>
    </style:style>
    <style:style style:name="P8" style:family="paragraph" style:parent-style-name="Standard">
      <style:paragraph-properties fo:line-height="115%" fo:text-align="center" style:justify-single-word="false"/>
      <style:text-properties style:font-name="Liberation Mono" fo:font-size="10pt" fo:font-weight="bold" officeooo:rsid="00228317" officeooo:paragraph-rsid="00228317" style:font-size-asian="8.75pt" style:font-weight-asian="bold" style:font-size-complex="10pt" style:font-weight-complex="bold"/>
    </style:style>
    <style:style style:name="P9" style:family="paragraph" style:parent-style-name="Standard">
      <style:paragraph-properties fo:line-height="115%" fo:text-align="start" style:justify-single-word="false"/>
      <style:text-properties style:font-name="Liberation Mono" fo:font-size="10pt" fo:font-weight="bold" officeooo:rsid="00228317" officeooo:paragraph-rsid="00228317" style:font-size-asian="8.75pt" style:font-weight-asian="bold" style:font-size-complex="10pt" style:font-weight-complex="bold"/>
    </style:style>
    <style:style style:name="P10" style:family="paragraph" style:parent-style-name="Standard">
      <style:paragraph-properties fo:margin-left="1.251cm" fo:margin-right="0cm" fo:line-height="115%" fo:text-align="start" style:justify-single-word="false" fo:text-indent="0cm" style:auto-text-indent="false"/>
      <style:text-properties style:font-name="Liberation Mono" fo:font-size="10pt" fo:font-weight="bold" officeooo:rsid="00228317" officeooo:paragraph-rsid="00228317" style:font-size-asian="8.75pt" style:font-weight-asian="bold" style:font-size-complex="10pt" style:font-weight-complex="bold"/>
    </style:style>
    <style:style style:name="P11" style:family="paragraph" style:parent-style-name="Standard">
      <style:paragraph-properties fo:line-height="115%" fo:text-align="center" style:justify-single-word="false"/>
      <style:text-properties style:font-name="Liberation Mono" fo:font-size="10pt" fo:font-weight="bold" officeooo:rsid="00239fb2" officeooo:paragraph-rsid="00239fb2" style:font-size-asian="8.75pt" style:font-weight-asian="bold" style:font-size-complex="10pt" style:font-weight-complex="bold"/>
    </style:style>
    <style:style style:name="P12" style:family="paragraph" style:parent-style-name="Standard">
      <style:paragraph-properties fo:line-height="115%" fo:text-align="start" style:justify-single-word="false"/>
      <style:text-properties style:font-name="Liberation Mono" fo:font-size="10pt" fo:font-weight="bold" officeooo:rsid="00239fb2" officeooo:paragraph-rsid="00239fb2" style:font-size-asian="8.75pt" style:font-weight-asian="bold" style:font-size-complex="10pt" style:font-weight-complex="bold"/>
    </style:style>
    <style:style style:name="P13" style:family="paragraph" style:parent-style-name="Standard">
      <style:paragraph-properties fo:margin-left="1.251cm" fo:margin-right="0cm" fo:line-height="115%" fo:text-align="start" style:justify-single-word="false" fo:text-indent="0cm" style:auto-text-indent="false"/>
      <style:text-properties style:font-name="Liberation Mono" fo:font-size="10pt" fo:font-weight="bold" officeooo:rsid="00239fb2" officeooo:paragraph-rsid="00239fb2" style:font-size-asian="8.75pt" style:font-weight-asian="bold" style:font-size-complex="10pt" style:font-weight-complex="bold"/>
    </style:style>
    <style:style style:name="P14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font-name="Liberation Mono" fo:font-size="10pt" fo:font-weight="bold" officeooo:rsid="00239fb2" officeooo:paragraph-rsid="00239fb2" style:font-size-asian="8.75pt" style:font-weight-asian="bold" style:font-size-complex="10pt" style:font-weight-complex="bold"/>
    </style:style>
    <style:style style:name="P15" style:family="paragraph" style:parent-style-name="Standard">
      <style:paragraph-properties fo:line-height="115%" fo:text-align="start" style:justify-single-word="false"/>
      <style:text-properties style:font-name="Liberation Mono" fo:font-size="10pt" fo:font-weight="bold" officeooo:rsid="00247d38" officeooo:paragraph-rsid="00247d38" style:font-size-asian="8.75pt" style:font-weight-asian="bold" style:font-size-complex="10pt" style:font-weight-complex="bold"/>
    </style:style>
    <style:style style:name="P16" style:family="paragraph" style:parent-style-name="Standard">
      <style:paragraph-properties fo:margin-left="1.251cm" fo:margin-right="0cm" fo:line-height="115%" fo:text-align="start" style:justify-single-word="false" fo:text-indent="0cm" style:auto-text-indent="false"/>
      <style:text-properties style:font-name="Liberation Mono" fo:font-size="10pt" fo:font-weight="bold" officeooo:rsid="00247d38" officeooo:paragraph-rsid="00247d38" style:font-size-asian="8.75pt" style:font-weight-asian="bold" style:font-size-complex="10pt" style:font-weight-complex="bold"/>
    </style:style>
    <style:style style:name="P17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font-name="Liberation Mono" fo:font-size="10pt" fo:font-weight="bold" officeooo:rsid="00247d38" officeooo:paragraph-rsid="00247d38" style:font-size-asian="8.75pt" style:font-weight-asian="bold" style:font-size-complex="10pt" style:font-weight-complex="bold"/>
    </style:style>
    <style:style style:name="P18" style:family="paragraph" style:parent-style-name="Standard">
      <style:paragraph-properties fo:line-height="115%" fo:text-align="center" style:justify-single-word="false"/>
      <style:text-properties style:font-name="Liberation Mono" fo:font-size="10pt" fo:font-weight="bold" officeooo:rsid="00247d38" officeooo:paragraph-rsid="00247d38" style:font-size-asian="8.75pt" style:font-weight-asian="bold" style:font-size-complex="10pt" style:font-weight-complex="bold"/>
    </style:style>
    <style:style style:name="P19" style:family="paragraph" style:parent-style-name="Standard">
      <style:paragraph-properties fo:line-height="115%" fo:text-align="center" style:justify-single-word="false"/>
      <style:text-properties style:font-name="Liberation Mono" fo:font-size="10pt" style:text-underline-style="wave" style:text-underline-width="auto" style:text-underline-color="font-color" fo:font-weight="bold" officeooo:rsid="00239fb2" officeooo:paragraph-rsid="00239fb2" style:font-size-asian="8.75pt" style:font-weight-asian="bold" style:font-size-complex="10pt" style:font-weight-complex="bold"/>
    </style:style>
    <style:style style:name="P20" style:family="paragraph" style:parent-style-name="Standard">
      <style:paragraph-properties fo:line-height="115%" fo:text-align="center" style:justify-single-word="false"/>
      <style:text-properties style:font-name="Liberation Mono" fo:font-size="14pt" fo:font-weight="bold" officeooo:rsid="0021e038" officeooo:paragraph-rsid="0021e038" style:font-size-asian="12.25pt" style:font-weight-asian="bold" style:font-size-complex="14pt" style:font-weight-complex="bold"/>
    </style:style>
    <style:style style:name="P21" style:family="paragraph" style:parent-style-name="Hanging_20_indent">
      <style:text-properties officeooo:paragraph-rsid="00228317"/>
    </style:style>
    <style:style style:name="P22" style:family="paragraph" style:parent-style-name="Hanging_20_indent">
      <style:text-properties officeooo:paragraph-rsid="00239fb2"/>
    </style:style>
    <style:style style:name="P23" style:family="paragraph" style:parent-style-name="Footer">
      <style:paragraph-properties fo:text-align="center" style:justify-single-word="false"/>
      <style:text-properties fo:font-size="10pt" fo:background-color="#ffffff" style:font-size-asian="10pt" style:font-size-complex="10pt"/>
    </style:style>
    <style:style style:name="P24" style:family="paragraph" style:parent-style-name="Hanging_20_indent">
      <style:text-properties fo:color="#00a933" loext:opacity="100%" fo:font-weight="bold" style:font-weight-asian="bold" style:font-weight-complex="bold"/>
    </style:style>
    <style:style style:name="P25" style:family="paragraph" style:parent-style-name="Hanging_20_indent">
      <style:text-properties fo:color="#00a933" loext:opacity="100%" fo:font-weight="bold" officeooo:paragraph-rsid="00228317" style:font-weight-asian="bold" style:font-weight-complex="bold"/>
    </style:style>
    <style:style style:name="P26" style:family="paragraph" style:parent-style-name="Hanging_20_indent">
      <style:text-properties fo:color="#00a933" loext:opacity="100%" fo:font-weight="bold" officeooo:paragraph-rsid="00239fb2" style:font-weight-asian="bold" style:font-weight-complex="bold"/>
    </style:style>
    <style:style style:name="P27" style:family="paragraph" style:parent-style-name="Hanging_20_indent">
      <style:text-properties officeooo:paragraph-rsid="00265465"/>
    </style:style>
    <style:style style:name="P28" style:family="paragraph" style:parent-style-name="Standard">
      <style:paragraph-properties fo:line-height="115%" fo:text-align="start" style:justify-single-word="false"/>
      <style:text-properties style:font-name="Liberation Mono" fo:font-size="10pt" fo:font-weight="bold" officeooo:rsid="0024b7a2" officeooo:paragraph-rsid="0024b7a2" style:font-size-asian="8.75pt" style:font-weight-asian="bold" style:font-size-complex="10pt" style:font-weight-complex="bold"/>
    </style:style>
    <style:style style:name="P29" style:family="paragraph" style:parent-style-name="Standard">
      <style:paragraph-properties fo:line-height="115%" fo:text-align="start" style:justify-single-word="false"/>
      <style:text-properties style:font-name="Liberation Mono" fo:font-size="10pt" fo:font-weight="bold" officeooo:rsid="0024b7a2" officeooo:paragraph-rsid="00265465" style:font-size-asian="8.75pt" style:font-weight-asian="bold" style:font-size-complex="10pt" style:font-weight-complex="bold"/>
    </style:style>
    <style:style style:name="P30" style:family="paragraph" style:parent-style-name="Standard">
      <style:paragraph-properties fo:line-height="115%" fo:text-align="center" style:justify-single-word="false"/>
      <style:text-properties style:font-name="Liberation Mono" fo:font-size="10pt" fo:font-weight="bold" officeooo:rsid="00228317" officeooo:paragraph-rsid="00228317" style:font-size-asian="8.75pt" style:font-weight-asian="bold" style:font-size-complex="10pt" style:font-weight-complex="bold"/>
    </style:style>
    <style:style style:name="T1" style:family="text">
      <style:text-properties officeooo:rsid="0021e038"/>
    </style:style>
    <style:style style:name="T2" style:family="text">
      <style:text-properties officeooo:rsid="00228317"/>
    </style:style>
    <style:style style:name="T3" style:family="text">
      <style:text-properties officeooo:rsid="00239fb2"/>
    </style:style>
    <style:style style:name="T4" style:family="text">
      <style:text-properties officeooo:rsid="00247d38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228317" style:font-weight-asian="bold" style:font-weight-complex="bold"/>
    </style:style>
    <style:style style:name="T7" style:family="text">
      <style:text-properties fo:font-weight="bold" officeooo:rsid="00239fb2" style:font-weight-asian="bold" style:font-weight-complex="bold"/>
    </style:style>
    <style:style style:name="T8" style:family="text">
      <style:text-properties fo:font-weight="bold" officeooo:rsid="00247d38" style:font-weight-asian="bold" style:font-weight-complex="bold"/>
    </style:style>
    <style:style style:name="T9" style:family="text">
      <style:text-properties fo:color="#00a933" loext:opacity="100%" fo:font-weight="bold" style:font-weight-asian="bold" style:font-weight-complex="bold"/>
    </style:style>
    <style:style style:name="T10" style:family="text">
      <style:text-properties fo:color="#00a933" loext:opacity="100%" fo:font-weight="bold" officeooo:rsid="00228317" style:font-weight-asian="bold" style:font-weight-complex="bold"/>
    </style:style>
    <style:style style:name="T11" style:family="text">
      <style:text-properties fo:color="#00a933" loext:opacity="100%" fo:font-weight="bold" officeooo:rsid="00239fb2" style:font-weight-asian="bold" style:font-weight-complex="bold"/>
    </style:style>
    <style:style style:name="T12" style:family="text">
      <style:text-properties fo:color="#00a933" loext:opacity="100%" fo:font-weight="bold" officeooo:rsid="00247d38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FRONT END – PART 2</text:p>
      <text:p text:style-name="P2">JAVASCRIPT : FUNCTIONS AND ARRAYS</text:p>
      <text:p text:style-name="P1"/>
      <text:p text:style-name="P3">(Purpose of Return)</text:p>
      <text:p text:style-name="P5">1. What is the purpose of return statement in a function ?</text:p>
      <text:p text:style-name="Hanging_20_indent"><text:span text:style-name="T1">a) </text:span>Returns the value and continues executing rest of the statements, if any</text:p>
      <text:p text:style-name="Hanging_20_indent"><text:span text:style-name="T1">b) </text:span>Returns the value and stops executing the function</text:p>
      <text:p text:style-name="Hanging_20_indent"><text:span text:style-name="T1">c) </text:span>Returns the value and stops the program</text:p>
      <text:p text:style-name="P24"><text:span text:style-name="T1">d) </text:span>Stops executing the function and returns the value</text:p>
      <text:p text:style-name="P28">SOLUTION DESCRIPTION:</text:p>
      <text:p text:style-name="Hanging_20_indent">The return statement stops the execution of the function and returns the specified value.</text:p>
      <text:p text:style-name="P4"/>
      <text:p text:style-name="P6">(Function Definition)</text:p>
      <text:p text:style-name="P7">2. What is the correct way of defining a function in JavaScript?</text:p>
      <text:p text:style-name="Hanging_20_indent"><text:span text:style-name="T2">a) </text:span>Identifier and Parentheses<text:tab/><text:tab/><text:tab/><text:tab/><text:tab/><text:span text:style-name="T2">b) </text:span>Return type and Identifier</text:p>
      <text:p text:style-name="Hanging_20_indent"><text:span text:style-name="T10">c) </text:span><text:span text:style-name="T9">Function keyword, Identifier and Parentheses</text:span><text:tab/><text:tab/><text:span text:style-name="T2">d) </text:span>Identifier and Return type</text:p>
      <text:p text:style-name="P6"/>
      <text:p text:style-name="P8">(More Arguments Passed)</text:p>
      <text:p text:style-name="P9">3. What will the function 'test' return upon execution of these statements?</text:p>
      <text:p text:style-name="P10"/>
      <text:p text:style-name="P10">function test(a, b) {</text:p>
      <text:p text:style-name="P10"><text:s text:c="4"/>console.log( a + b );</text:p>
      <text:p text:style-name="P10">}</text:p>
      <text:p text:style-name="P10">test( 2 , 3 , 4);</text:p>
      <text:p text:style-name="P10"/>
      <text:p text:style-name="P21"><text:span text:style-name="T10">a) </text:span><text:span text:style-name="T9">5</text:span><text:tab/><text:tab/><text:tab/><text:tab/><text:tab/><text:tab/><text:tab/><text:span text:style-name="T2">b) </text:span>Error (incorrect number of parameters )</text:p>
      <text:p text:style-name="P21"><text:span text:style-name="T2">c) </text:span>9<text:tab/><text:tab/><text:tab/><text:tab/><text:tab/><text:tab/><text:tab/><text:span text:style-name="T2">d) </text:span>7</text:p>
      <text:p text:style-name="P8"/>
      <text:p text:style-name="P8">(Fewer Arguments)</text:p>
      <text:p text:style-name="P9">4. What will the function test return upon execution of these statements?</text:p>
      <text:p text:style-name="P10"/>
      <text:p text:style-name="P10">function test(a, b, c) {</text:p>
      <text:p text:style-name="P10"><text:s text:c="4"/>console.log( a + b * c);</text:p>
      <text:p text:style-name="P10">}</text:p>
      <text:p text:style-name="P10">test(2,3);</text:p>
      <text:p text:style-name="P10"/>
      <text:p text:style-name="Hanging_20_indent"><text:span text:style-name="T2">a) </text:span>5<text:tab/><text:tab/><text:tab/><text:tab/><text:tab/><text:tab/><text:tab/><text:span text:style-name="T2">b) </text:span>Error (incorrect no of parameters )</text:p>
      <text:p text:style-name="Hanging_20_indent"><text:span text:style-name="T10">c) </text:span><text:span text:style-name="T9">NaN</text:span><text:tab/><text:tab/><text:tab/><text:tab/><text:tab/><text:tab/><text:tab/><text:span text:style-name="T2">d) </text:span>0</text:p>
      <text:p text:style-name="P8"/>
      <text:p text:style-name="P8">(Function Hoisting)</text:p>
      <text:p text:style-name="P9">5. In JavaScript function _____________ are hoisted</text:p>
      <text:p text:style-name="Hanging_20_indent"><text:span text:style-name="T2">a) </text:span>Initializations<text:tab/><text:tab/><text:tab/><text:tab/><text:tab/><text:tab/><text:span text:style-name="T10">b) </text:span><text:span text:style-name="T9">Declarations</text:span></text:p>
      <text:p text:style-name="P8"/>
      <text:p text:style-name="P8">(What is the Output)</text:p>
      <text:p text:style-name="P9">6. What will be the output of following code?</text:p>
      <text:p text:style-name="P10"/>
      <text:p text:style-name="P10"><text:soft-page-break/>x = 5;</text:p>
      <text:p text:style-name="P10">console.log(x);</text:p>
      <text:p text:style-name="P10">var x;</text:p>
      <text:p text:style-name="P10"/>
      <text:p text:style-name="Hanging_20_indent"><text:span text:style-name="T2">a) </text:span>Uncaught ReferenceError: x is not defined<text:tab/><text:tab/><text:tab/><text:span text:style-name="T10">b) </text:span><text:span text:style-name="T9">5</text:span></text:p>
      <text:p text:style-name="Hanging_20_indent"><text:span text:style-name="T2">c) </text:span>NaN<text:tab/><text:tab/><text:tab/><text:tab/><text:tab/><text:tab/><text:tab/><text:span text:style-name="T2">d) </text:span>0</text:p>
      <text:p text:style-name="P8"/>
      <text:p text:style-name="P8">(Find the Output)</text:p>
      <text:p text:style-name="P9">7. What is the output of following code?</text:p>
      <text:p text:style-name="P10"/>
      <text:p text:style-name="P10">hoisted();</text:p>
      <text:p text:style-name="P10"/>
      <text:p text:style-name="P10">function hoisted() {</text:p>
      <text:p text:style-name="P10"><text:s text:c="4"/>console.log('Hoisted');</text:p>
      <text:p text:style-name="P10">}</text:p>
      <text:p text:style-name="P10"/>
      <text:p text:style-name="Hanging_20_indent"><text:span text:style-name="T10">a) </text:span><text:span text:style-name="T9">"Hoisted"<text:tab/></text:span><text:tab/><text:tab/><text:tab/><text:tab/><text:tab/><text:span text:style-name="T2">b) </text:span>Uncaught ReferenceError: hoisted is not defined</text:p>
      <text:p text:style-name="Hanging_20_indent"><text:span text:style-name="T2">c) </text:span>""<text:tab/><text:tab/><text:tab/><text:tab/><text:tab/><text:tab/><text:tab/><text:span text:style-name="T2">d) </text:span>.ƒ hoisted() { console.log('Hoisted') }</text:p>
      <text:p text:style-name="P8"/>
      <text:p text:style-name="P8">(Variable Hoisting)</text:p>
      <text:p text:style-name="P9">8. What will be the output of following code?</text:p>
      <text:p text:style-name="P10"/>
      <text:p text:style-name="P10">function demo() {</text:p>
      <text:p text:style-name="P10"><text:s text:c="4"/>console.log(x);</text:p>
      <text:p text:style-name="P10"><text:s text:c="4"/>var x = 10;</text:p>
      <text:p text:style-name="P10">}</text:p>
      <text:p text:style-name="P10"/>
      <text:p text:style-name="P10">demo();</text:p>
      <text:p text:style-name="P10"/>
      <text:p text:style-name="Hanging_20_indent"/>
      <text:p text:style-name="P22"><text:span text:style-name="T2">a) </text:span>NaN<text:tab/><text:tab/><text:tab/><text:span text:style-name="T2">b) </text:span>10<text:tab/><text:tab/><text:tab/><text:tab/><text:span text:style-name="T10">c) </text:span><text:span text:style-name="T9">undefined</text:span><text:tab/><text:tab/><text:tab/><text:span text:style-name="T2">d) </text:span>0</text:p>
      <text:p text:style-name="P8"/>
      <text:p text:style-name="P8">(Multiplication)</text:p>
      <text:p text:style-name="P9">9. What will the following code print on console?</text:p>
      <text:p text:style-name="P10"/>
      <text:p text:style-name="P10">function multiply(a, b) {</text:p>
      <text:p text:style-name="P10"><text:s text:c="4"/>return a*b;</text:p>
      <text:p text:style-name="P10">};</text:p>
      <text:p text:style-name="P10"/>
      <text:p text:style-name="P10">console.log(multiply);</text:p>
      <text:p text:style-name="P10"/>
      <text:p text:style-name="P21"><text:span text:style-name="T2">a) </text:span>multiply<text:tab/><text:tab/><text:tab/><text:tab/><text:tab/><text:tab/><text:tab/><text:span text:style-name="T2">b) </text:span>a*b</text:p>
      <text:p text:style-name="P21"><text:span text:style-name="T10">c) </text:span><text:span text:style-name="T9">ƒ multiply(a, b) { return a*b; }</text:span><text:tab/><text:tab/><text:tab/><text:tab/><text:span text:style-name="T2">d) </text:span>undefined</text:p>
      <text:p text:style-name="Hanging_20_indent"><text:span text:style-name="T2">e) </text:span>None of the above</text:p>
      <text:p text:style-name="P28">SOLUTION DESCRIPTION:</text:p>
      <text:p text:style-name="Hanging_20_indent">"multiply" is a variable that stores the address of a function which takes two input and return an output. When we have to execute the function we need to make a function call by adding () at the end of the variable name that stores the address of that function. </text:p>
      <text:p text:style-name="Hanging_20_indent"><text:soft-page-break/>If we simply console.log(function-name) then it will display the content that is stored at the address stored by variable. </text:p>
      <text:p text:style-name="Hanging_20_indent">In this case we are using console.log(multiply) so this will print function body that is stored at the address contained by variable "multiply". </text:p>
      <text:p text:style-name="Hanging_20_indent">If we use console.log(multiply(2,4)) then we are calling the function and output will be the data returned by the function and that is 8. </text:p>
      <text:p text:style-name="P8"/>
      <text:p text:style-name="P8">(Global and Local Variable)</text:p>
      <text:p text:style-name="P9">10. What is the output of following code?</text:p>
      <text:p text:style-name="P10"/>
      <text:p text:style-name="P10">var a = 10;</text:p>
      <text:p text:style-name="P10"/>
      <text:p text:style-name="P10">function test() {</text:p>
      <text:p text:style-name="P10"><text:s text:c="4"/>var a = 20;</text:p>
      <text:p text:style-name="P10">}</text:p>
      <text:p text:style-name="P10"/>
      <text:p text:style-name="P10">test(); </text:p>
      <text:p text:style-name="P10">console.log(a);</text:p>
      <text:p text:style-name="P10"/>
      <text:p text:style-name="Hanging_20_indent"><text:span text:style-name="T10">a) </text:span><text:span text:style-name="T9">10</text:span><text:tab/><text:tab/><text:tab/><text:tab/><text:tab/><text:tab/><text:tab/><text:span text:style-name="T2">b)</text:span>20</text:p>
      <text:p text:style-name="P8"/>
      <text:p text:style-name="P8">(Global Vs Local)</text:p>
      <text:p text:style-name="P9">11. What is the output of following code</text:p>
      <text:p text:style-name="P10"/>
      <text:p text:style-name="P10">var a = 10;</text:p>
      <text:p text:style-name="P10"/>
      <text:p text:style-name="P10">function test() {</text:p>
      <text:p text:style-name="P10"><text:s text:c="4"/>var a = 20;</text:p>
      <text:p text:style-name="P10"><text:s text:c="4"/>console.log(a);</text:p>
      <text:p text:style-name="P10">}</text:p>
      <text:p text:style-name="P10"/>
      <text:p text:style-name="P10">test();</text:p>
      <text:p text:style-name="P10"/>
      <text:p text:style-name="Hanging_20_indent"><text:span text:style-name="T2">a) </text:span>10<text:tab/><text:tab/><text:tab/><text:tab/><text:tab/><text:tab/><text:tab/><text:span text:style-name="T10">b) </text:span><text:span text:style-name="T9">20</text:span></text:p>
      <text:p text:style-name="P8"/>
      <text:p text:style-name="P8">(Function Within Function)</text:p>
      <text:p text:style-name="P9">12. What is the expected output of following code</text:p>
      <text:p text:style-name="P10"/>
      <text:p text:style-name="P10">function a() {</text:p>
      <text:p text:style-name="P10"><text:s text:c="4"/>console.log("Inside a");</text:p>
      <text:p text:style-name="P10"/>
      <text:p text:style-name="P10"><text:s text:c="4"/>function b() {</text:p>
      <text:p text:style-name="P10"><text:s text:c="8"/>console.log("Inside b");</text:p>
      <text:p text:style-name="P10"><text:s text:c="4"/>}</text:p>
      <text:p text:style-name="P10">}</text:p>
      <text:p text:style-name="P10"/>
      <text:p text:style-name="P10">a();</text:p>
      <text:p text:style-name="P10"/>
      <text:p text:style-name="P25"><text:span text:style-name="T2">a) </text:span>Inside a</text:p>
      <text:p text:style-name="P21"><text:span text:style-name="T2">b) </text:span>Inside b</text:p>
      <text:p text:style-name="Hanging_20_indent"><text:soft-page-break/><text:span text:style-name="T2">c) </text:span>ƒ a() { console.log("Inside a"); function b() { console.log("Inside b"); } }</text:p>
      <text:p text:style-name="Hanging_20_indent"><text:span text:style-name="T2">d) </text:span>a</text:p>
      <text:p text:style-name="P8"/>
      <text:p text:style-name="P8">(Calling Inner Function)</text:p>
      <text:p text:style-name="P9">13. What is the expected output of following code</text:p>
      <text:p text:style-name="P10"/>
      <text:p text:style-name="P10">function a() {</text:p>
      <text:p text:style-name="P10"><text:s text:c="4"/>console.log("Inside a");</text:p>
      <text:p text:style-name="P10"/>
      <text:p text:style-name="P10"><text:s text:c="4"/>function b() {</text:p>
      <text:p text:style-name="P10"><text:s text:c="8"/>console.log("Inside b");</text:p>
      <text:p text:style-name="P10"><text:s text:c="4"/>}</text:p>
      <text:p text:style-name="P10">}</text:p>
      <text:p text:style-name="P10"/>
      <text:p text:style-name="P10">b();</text:p>
      <text:p text:style-name="P10"/>
      <text:p text:style-name="Hanging_20_indent"><text:span text:style-name="T2">a) </text:span>Inside a</text:p>
      <text:p text:style-name="Hanging_20_indent"><text:span text:style-name="T2">b) </text:span>Inside a Inside b</text:p>
      <text:p text:style-name="Hanging_20_indent"><text:span text:style-name="T2">c) </text:span>ƒ a() { console.log("Inside a"); function b() { console.log("Inside b"); } }</text:p>
      <text:p text:style-name="Hanging_20_indent"><text:span text:style-name="T2">d) </text:span>b</text:p>
      <text:p text:style-name="P24"><text:span text:style-name="T2">e) </text:span>Uncaught ReferenceError: b is not defined</text:p>
      <text:p text:style-name="P8"/>
      <text:p text:style-name="P8">(Function Call Inside Function)</text:p>
      <text:p text:style-name="P9">14. What is the expected output of following code?</text:p>
      <text:p text:style-name="P10"/>
      <text:p text:style-name="P10">var combinedString = "";</text:p>
      <text:p text:style-name="P10">function a() {</text:p>
      <text:p text:style-name="P10"><text:s text:c="4"/>combinedString = "Inside a";</text:p>
      <text:p text:style-name="P10"/>
      <text:p text:style-name="P10"><text:s text:c="4"/>function b() {</text:p>
      <text:p text:style-name="P10"><text:s text:c="8"/>combinedString = combinedString + " Inside b";</text:p>
      <text:p text:style-name="P10"><text:s text:c="4"/>}</text:p>
      <text:p text:style-name="P10"/>
      <text:p text:style-name="P10"><text:s text:c="4"/>b();</text:p>
      <text:p text:style-name="P10">}</text:p>
      <text:p text:style-name="P10"/>
      <text:p text:style-name="P10">a();</text:p>
      <text:p text:style-name="P10">console.log(combinedString);</text:p>
      <text:p text:style-name="P10"/>
      <text:p text:style-name="Hanging_20_indent"><text:span text:style-name="T2">a) </text:span>Inside a</text:p>
      <text:p text:style-name="P24"><text:span text:style-name="T2">b) </text:span>Inside a Inside b</text:p>
      <text:p text:style-name="Hanging_20_indent"><text:span text:style-name="T2">c) </text:span>ƒ a() { console.log("Inside a"); function b() { console.log("Inside b"); } }</text:p>
      <text:p text:style-name="Hanging_20_indent"><text:span text:style-name="T2">d) </text:span>a</text:p>
      <text:p text:style-name="Hanging_20_indent"><text:span text:style-name="T2">e) </text:span>Uncaught ReferenceError: b is not defined</text:p>
      <text:p text:style-name="P8"/>
      <text:p text:style-name="P8">(Function Expression)</text:p>
      <text:p text:style-name="P9">15. What is the output of following code?</text:p>
      <text:p text:style-name="P10"><text:soft-page-break/></text:p>
      <text:p text:style-name="P10">var RectArea = function(width, height) {</text:p>
      <text:p text:style-name="P10"><text:s text:c="4"/>return width * height;</text:p>
      <text:p text:style-name="P10">}</text:p>
      <text:p text:style-name="P10"/>
      <text:p text:style-name="P10">console.log(RectArea(5,4));</text:p>
      <text:p text:style-name="P10"/>
      <text:p text:style-name="Hanging_20_indent"><text:span text:style-name="T10">a) </text:span><text:span text:style-name="T9">20</text:span><text:tab/><text:tab/><text:tab/><text:tab/><text:tab/><text:tab/><text:tab/><text:span text:style-name="T2">b) </text:span>RectArea</text:p>
      <text:p text:style-name="Hanging_20_indent"><text:span text:style-name="T2">c) </text:span>ƒ (width, height) { return width * height; }</text:p>
      <text:p text:style-name="P8"/>
      <text:p text:style-name="P8">(Nested Variable Function)</text:p>
      <text:p text:style-name="P9">16. What is the expected output of following code?</text:p>
      <text:p text:style-name="P10"/>
      <text:p text:style-name="P10">function a() {</text:p>
      <text:p text:style-name="P10"><text:s text:c="4"/>console.log("Inside a");</text:p>
      <text:p text:style-name="P10"/>
      <text:p text:style-name="P10"><text:s text:c="4"/>function b() {</text:p>
      <text:p text:style-name="P10"><text:s text:c="8"/>console.log("Inside b");</text:p>
      <text:p text:style-name="P10"><text:s text:c="4"/>}</text:p>
      <text:p text:style-name="P10">}</text:p>
      <text:p text:style-name="P10"/>
      <text:p text:style-name="P10">a()b();</text:p>
      <text:p text:style-name="P10"/>
      <text:p text:style-name="Hanging_20_indent"/>
      <text:p text:style-name="Hanging_20_indent"><text:span text:style-name="T2">a) </text:span>Inside a</text:p>
      <text:p text:style-name="Hanging_20_indent"><text:span text:style-name="T2">b) </text:span>Inside a Inside b</text:p>
      <text:p text:style-name="Hanging_20_indent"><text:span text:style-name="T2">c) </text:span>ƒ a() { console.log("Inside a"); function b() { console.log("Inside b"); } }</text:p>
      <text:p text:style-name="Hanging_20_indent"><text:span text:style-name="T2">d) </text:span>ab</text:p>
      <text:p text:style-name="P24"><text:span text:style-name="T2">e) </text:span>Uncaught SyntaxError: Unexpected identifier</text:p>
      <text:p text:style-name="P8"/>
      <text:p text:style-name="P8">(Nested Variable Function)</text:p>
      <text:p text:style-name="P9">17. Choose the correct syntax for a function expression.</text:p>
      <text:p text:style-name="Hanging_20_indent"><text:span text:style-name="T2">a) </text:span>function function_Name(){ /*function body*/ }</text:p>
      <text:p text:style-name="P24"><text:span text:style-name="T2">b) </text:span>var variable_Name = function(){ /*function body*/ }</text:p>
      <text:p text:style-name="P24"><text:span text:style-name="T2">c) </text:span>var variable_Name = function function_Name(){ /*function body*/ }</text:p>
      <text:p text:style-name="Hanging_20_indent"><text:span text:style-name="T2">d) </text:span>None of the above.</text:p>
      <text:p text:style-name="P28">SOLUTION DESCRIPTION:</text:p>
      <text:p text:style-name="Hanging_20_indent">The main difference between a function expression and a function declaration is the function name, which can be omitted in function expressions to create anonymous functions.</text:p>
      <text:p text:style-name="P8"/>
      <text:p text:style-name="P8">(Run Subtract)</text:p>
      <text:p text:style-name="P9">18. What is the expected output of following code?</text:p>
      <text:p text:style-name="P10"/>
      <text:p text:style-name="P10">var add = function (a, b) {</text:p>
      <text:p text:style-name="P10"><text:s text:c="4"/>return a+b;</text:p>
      <text:p text:style-name="P10">}</text:p>
      <text:p text:style-name="P10"><text:soft-page-break/></text:p>
      <text:p text:style-name="P10">var subtract = function (a, b) {</text:p>
      <text:p text:style-name="P10"><text:s text:c="4"/>return a-b;</text:p>
      <text:p text:style-name="P10">}</text:p>
      <text:p text:style-name="P10"/>
      <text:p text:style-name="P10">var op = function (func) {</text:p>
      <text:p text:style-name="P10"><text:s text:c="4"/>var x = 2;</text:p>
      <text:p text:style-name="P10"><text:s text:c="4"/>var y = 3;</text:p>
      <text:p text:style-name="P10"><text:s text:c="4"/>return func(x, y);</text:p>
      <text:p text:style-name="P10">}</text:p>
      <text:p text:style-name="P10">console.log(op(subtract));</text:p>
      <text:p text:style-name="P10"/>
      <text:p text:style-name="Hanging_20_indent"><text:span text:style-name="T2">a) </text:span>5<text:tab/><text:tab/><text:tab/><text:tab/><text:tab/><text:tab/><text:tab/><text:span text:style-name="T10">b) </text:span><text:span text:style-name="T9">-1</text:span></text:p>
      <text:p text:style-name="Hanging_20_indent"><text:span text:style-name="T2">c) </text:span>ƒ (func) { var x = 2; var y = 3; return func(x, y); }<text:tab/><text:tab/><text:span text:style-name="T2">d) </text:span>ƒ (a, b) { return a+b; }</text:p>
      <text:p text:style-name="P8"/>
      <text:p text:style-name="P8">(Pass Function to Function)</text:p>
      <text:p text:style-name="P9">19. What is the expected output of following code?</text:p>
      <text:p text:style-name="P10"/>
      <text:p text:style-name="P10">var add = function(a, b) {</text:p>
      <text:p text:style-name="P10"><text:s text:c="4"/>return a+b;</text:p>
      <text:p text:style-name="P10">}</text:p>
      <text:p text:style-name="P10"/>
      <text:p text:style-name="P10">var subtract = function(a, b) {</text:p>
      <text:p text:style-name="P10"><text:s text:c="4"/>return a-b;</text:p>
      <text:p text:style-name="P10">}</text:p>
      <text:p text:style-name="P10"/>
      <text:p text:style-name="P10">var op = function (func) {</text:p>
      <text:p text:style-name="P10"><text:s text:c="4"/>var x = 2;</text:p>
      <text:p text:style-name="P10"><text:s text:c="4"/>var y = 3;</text:p>
      <text:p text:style-name="P10"><text:s text:c="4"/>return func(x, y);</text:p>
      <text:p text:style-name="P10">}</text:p>
      <text:p text:style-name="P10"/>
      <text:p text:style-name="P10">console.log(op(add));</text:p>
      <text:p text:style-name="P10"/>
      <text:p text:style-name="Hanging_20_indent"><text:span text:style-name="T10">a) </text:span><text:span text:style-name="T9">5</text:span><text:tab/><text:tab/><text:tab/><text:tab/><text:tab/><text:tab/><text:tab/><text:span text:style-name="T2">b) </text:span>-1</text:p>
      <text:p text:style-name="Hanging_20_indent"><text:span text:style-name="T2">c) </text:span>ƒ (func) { var x = 2; var y = 3; return func(x, y); }<text:tab/><text:tab/><text:span text:style-name="T2">d) </text:span>ƒ (a, b) { return a+b; }</text:p>
      <text:p text:style-name="P8"/>
      <text:p text:style-name="P8">(Callback Function)</text:p>
      <text:p text:style-name="P9">20. Choose correct statements about the callback function.</text:p>
      <text:p text:style-name="P24"><text:span text:style-name="T2">a) </text:span>If you want to execute a function right after the return of some other function, then callbacks can be used.</text:p>
      <text:p text:style-name="P24"><text:span text:style-name="T2">b) </text:span>A function passed to another function as an argument is referred to as a callback function.</text:p>
      <text:p text:style-name="Hanging_20_indent"><text:span text:style-name="T2">c) </text:span>A callback function can run before another function has finished.</text:p>
      <text:p text:style-name="Hanging_20_indent"><text:span text:style-name="T2">d) </text:span>None of these.</text:p>
      <text:p text:style-name="P8"/>
      <text:p text:style-name="P8">(Length of Array)</text:p>
      <text:p text:style-name="P9">21. How to find the length of an array?</text:p>
      <text:p text:style-name="Hanging_20_indent"><text:span text:style-name="T2">a) </text:span>arr.length()<text:tab/><text:tab/><text:tab/><text:tab/><text:tab/><text:tab/><text:span text:style-name="T2">b) </text:span>arr.size()</text:p>
      <text:p text:style-name="Hanging_20_indent"><text:span text:style-name="T10">c) </text:span><text:span text:style-name="T9">arr.length<text:tab/></text:span><text:tab/><text:tab/><text:tab/><text:tab/><text:tab/><text:span text:style-name="T2">d) </text:span>arr.size</text:p>
      <text:p text:style-name="P8"><text:soft-page-break/></text:p>
      <text:p text:style-name="P8">(Push in Array)</text:p>
      <text:p text:style-name="P9">22. What is the output of the following code?</text:p>
      <text:p text:style-name="P10"/>
      <text:p text:style-name="P10">var color= ["Orange", "Blue", "Green"];</text:p>
      <text:p text:style-name="P10"/>
      <text:p text:style-name="P10">color.push("Red");</text:p>
      <text:p text:style-name="P10"/>
      <text:p text:style-name="P10">console.log(color[0]+ " " +color[color.length-1]);</text:p>
      <text:p text:style-name="P10"/>
      <text:p text:style-name="Hanging_20_indent"><text:span text:style-name="T10">a) </text:span><text:span text:style-name="T9">Orange Red</text:span><text:tab/><text:tab/><text:tab/><text:tab/><text:tab/><text:tab/><text:span text:style-name="T2">b) </text:span>Red Orange</text:p>
      <text:p text:style-name="Hanging_20_indent"><text:span text:style-name="T2">c) </text:span>Orange Green<text:tab/><text:tab/><text:tab/><text:tab/><text:tab/><text:tab/><text:span text:style-name="T2">d) </text:span>Green Red</text:p>
      <text:p text:style-name="P8"/>
      <text:p text:style-name="P8">(Shift Array)</text:p>
      <text:p text:style-name="P9">23. What is the output of the following code?</text:p>
      <text:p text:style-name="P10"/>
      <text:p text:style-name="P10">var fruits = ["Red", "Orange", "Blue", "Green"];</text:p>
      <text:p text:style-name="P10"/>
      <text:p text:style-name="P10">console.log(fruits.shift());</text:p>
      <text:p text:style-name="P10"/>
      <text:p text:style-name="Hanging_20_indent"><text:span text:style-name="T10">a) </text:span><text:span text:style-name="T9">Red</text:span><text:tab/><text:tab/><text:tab/><text:span text:style-name="T2">b) </text:span>Orange<text:tab/><text:tab/><text:tab/><text:span text:style-name="T2">c) </text:span>Blue<text:tab/><text:tab/><text:tab/><text:tab/><text:span text:style-name="T2">d) </text:span>Green</text:p>
      <text:p text:style-name="P8"/>
      <text:p text:style-name="P11">(Heterogeneous Array)</text:p>
      <text:p text:style-name="P12">24. Is the below given array allowed in Javascript?</text:p>
      <text:p text:style-name="P13"/>
      <text:p text:style-name="P13">var myArray = [45, "Ninja"];</text:p>
      <text:p text:style-name="P13"/>
      <text:p text:style-name="Hanging_20_indent"><text:span text:style-name="T11">a) </text:span><text:span text:style-name="T9">Yes</text:span><text:tab/><text:tab/><text:tab/><text:tab/><text:tab/><text:tab/><text:tab/><text:span text:style-name="T3">b) </text:span>No</text:p>
      <text:p text:style-name="P11"/>
      <text:p text:style-name="P11">(Function of Splice)</text:p>
      <text:p text:style-name="P12">25. What is the function of splice() in JavaScript?</text:p>
      <text:p text:style-name="Hanging_20_indent"><text:span text:style-name="T3">a) </text:span>copies a given part of an array and returns that copied part as a new array.</text:p>
      <text:p text:style-name="Hanging_20_indent"><text:span text:style-name="T3">b) </text:span>it removes duplicate elements from the given array</text:p>
      <text:p text:style-name="Hanging_20_indent"><text:span text:style-name="T3">c) </text:span>it splits the string by separating it into two new array.</text:p>
      <text:p text:style-name="P24"><text:span text:style-name="T3">d) </text:span>slices a given part of an array and returns that sliced part as a new array.</text:p>
      <text:p text:style-name="P11"/>
      <text:p text:style-name="P11">(Array Splice)</text:p>
      <text:p text:style-name="P12">26. What is the output of following code?</text:p>
      <text:p text:style-name="P13"/>
      <text:p text:style-name="P13">var fruits = ['Apple', 'Orange', 'Kiwi', 'Strawberry'];</text:p>
      <text:p text:style-name="P13"/>
      <text:p text:style-name="P13">fruits.splice(4, 1, 'Banana');</text:p>
      <text:p text:style-name="P13"/>
      <text:p text:style-name="P13">console.log(fruits);</text:p>
      <text:p text:style-name="P13"/>
      <text:p text:style-name="P22"><text:span text:style-name="T3">a) </text:span>[ "Banana","Apple", "Orange", "Kiwi", "Strawberry"]</text:p>
      <text:p text:style-name="P26"><text:span text:style-name="T3">b) </text:span>["Apple", "Orange", "Kiwi", "Strawberry", "Banana"]</text:p>
      <text:p text:style-name="Hanging_20_indent"><text:span text:style-name="T3">c) </text:span>["Apple", "Banana", "Orange", "Kiwi", "Strawberry"]</text:p>
      <text:p text:style-name="Hanging_20_indent"><text:soft-page-break/><text:span text:style-name="T3">d) </text:span>["Apple", "Orange", "Kiwi", "Banana", "Strawberry"]</text:p>
      <text:p text:style-name="P11"/>
      <text:p text:style-name="P11">(Array Splice)</text:p>
      <text:p text:style-name="P12">27. What is the output of following code?</text:p>
      <text:p text:style-name="P13"/>
      <text:p text:style-name="P13">var fruits = ['Apple', 'Orange', 'Kiwi', 'Strawberry'];</text:p>
      <text:p text:style-name="P13"/>
      <text:p text:style-name="P13">fruits.splice(1, 0, 'Banana');</text:p>
      <text:p text:style-name="P13"/>
      <text:p text:style-name="P13">console.log(fruits);</text:p>
      <text:p text:style-name="P13"/>
      <text:p text:style-name="Hanging_20_indent"><text:span text:style-name="T3">a) </text:span>[ "Banana","Apple", "Orange", "Kiwi", "Strawberry"]</text:p>
      <text:p text:style-name="Hanging_20_indent"><text:span text:style-name="T3">b) </text:span>["Apple", "Orange", "Kiwi", "Strawberry", "Banana"]</text:p>
      <text:p text:style-name="P24"><text:span text:style-name="T3">c) </text:span>["Apple", "Banana", "Orange", "Kiwi", "Strawberry"]</text:p>
      <text:p text:style-name="Hanging_20_indent"><text:span text:style-name="T3">d) </text:span>["Apple", "Orange", "Kiwi", "Banana", "Strawberry"]</text:p>
      <text:p text:style-name="P11"/>
      <text:p text:style-name="P11">(Executing a function)</text:p>
      <text:p text:style-name="P12">28. Which JavaScript method is used to call a function once for each array element?</text:p>
      <text:p text:style-name="Hanging_20_indent"><text:span text:style-name="T3">a) </text:span>for()<text:tab/><text:tab/><text:tab/><text:span text:style-name="T3">b) </text:span>traverse()<text:tab/><text:tab/><text:tab/><text:span text:style-name="T11">c) </text:span><text:span text:style-name="T9">forEach()</text:span><text:tab/><text:tab/><text:tab/><text:span text:style-name="T3">d) </text:span>foreach()</text:p>
      <text:p text:style-name="P11"/>
      <text:p text:style-name="P11">(Find the Output)</text:p>
      <text:p text:style-name="P12">29. What will be the output of the following code?</text:p>
      <text:p text:style-name="P13"/>
      <text:p text:style-name="P13">var sum = 0; </text:p>
      <text:p text:style-name="P13">var arr = [1, 2, 3];</text:p>
      <text:p text:style-name="P13">arr.forEach(getSum);</text:p>
      <text:p text:style-name="P13">console.log(sum);</text:p>
      <text:p text:style-name="P13"/>
      <text:p text:style-name="P13">function getSum(ele) {</text:p>
      <text:p text:style-name="P13"><text:s text:c="3"/>sum += ele;</text:p>
      <text:p text:style-name="P13">}</text:p>
      <text:p text:style-name="P13"/>
      <text:p text:style-name="P22"><text:span text:style-name="T3">a) </text:span>3<text:tab/><text:tab/><text:tab/><text:tab/><text:tab/><text:tab/><text:tab/><text:span text:style-name="T11">b) </text:span><text:span text:style-name="T9">6</text:span></text:p>
      <text:p text:style-name="P22"><text:span text:style-name="T3">c) </text:span>2<text:tab/><text:tab/><text:tab/><text:tab/><text:tab/><text:tab/><text:tab/><text:span text:style-name="T3">d) </text:span>None of the above.</text:p>
      <text:p text:style-name="P11"/>
      <text:p text:style-name="P19">ASSIGNMENT</text:p>
      <text:p text:style-name="P11"/>
      <text:p text:style-name="P11">(Global and Local Variable)</text:p>
      <text:p text:style-name="P12">30. What is the output of following code?</text:p>
      <text:p text:style-name="P13"/>
      <text:p text:style-name="P13">var a = 10;</text:p>
      <text:p text:style-name="P13"/>
      <text:p text:style-name="P13">function test() {</text:p>
      <text:p text:style-name="P13"><text:s text:c="4"/>a = 20;</text:p>
      <text:p text:style-name="P13">}</text:p>
      <text:p text:style-name="P13"/>
      <text:p text:style-name="P13">test();</text:p>
      <text:p text:style-name="P13">console.log(a);</text:p>
      <text:p text:style-name="P13"><text:soft-page-break/></text:p>
      <text:p text:style-name="Hanging_20_indent"><text:span text:style-name="T3">a) </text:span>10<text:tab/><text:tab/><text:tab/><text:tab/><text:tab/><text:tab/><text:tab/><text:span text:style-name="T11">b) </text:span><text:span text:style-name="T9">20</text:span></text:p>
      <text:p text:style-name="P11"/>
      <text:p text:style-name="P11">(Omitted Value in Array)</text:p>
      <text:p text:style-name="P12">31. Consider the code given below -</text:p>
      <text:p text:style-name="P13"/>
      <text:p text:style-name="P13">var arr = [ 1, , 3, 4 ];</text:p>
      <text:p text:style-name="P13"/>
      <text:p text:style-name="P14">What is the observation made?</text:p>
      <text:p text:style-name="Hanging_20_indent"><text:span text:style-name="T11">a) </text:span><text:span text:style-name="T9">The omitted value takes “undefined”</text:span><text:tab/><text:tab/><text:tab/><text:span text:style-name="T3">b) </text:span>This results in an error</text:p>
      <text:p text:style-name="Hanging_20_indent"><text:span text:style-name="T3">c) </text:span>This results in an exception<text:tab/><text:tab/><text:tab/><text:tab/><text:tab/><text:span text:style-name="T3">d) </text:span>The omitted value takes an integer value 0</text:p>
      <text:p text:style-name="P11"/>
      <text:p text:style-name="P11">(Function in Function)</text:p>
      <text:p text:style-name="P12">32. What will the following function return?</text:p>
      <text:p text:style-name="P13"/>
      <text:p text:style-name="P13">function sqSum(a, b) {</text:p>
      <text:p text:style-name="P13"/>
      <text:p text:style-name="P13"><text:s text:c="4"/>function square(x) {</text:p>
      <text:p text:style-name="P13"><text:s text:c="8"/>return x*x;</text:p>
      <text:p text:style-name="P13"><text:s text:c="4"/>}</text:p>
      <text:p text:style-name="P13"/>
      <text:p text:style-name="P13"><text:s text:c="4"/>return square(a) + square(b);</text:p>
      <text:p text:style-name="P13"/>
      <text:p text:style-name="P13">}</text:p>
      <text:p text:style-name="P13"/>
      <text:p text:style-name="Hanging_20_indent"><text:span text:style-name="T3">a) </text:span>Square of sum of a and b<text:tab/><text:tab/><text:tab/><text:tab/><text:tab/><text:span text:style-name="T11">b) </text:span><text:span text:style-name="T9">Sum of square of a and b</text:span></text:p>
      <text:p text:style-name="Hanging_20_indent"><text:span text:style-name="T3">c) </text:span>Sum of a and b square<text:tab/><text:tab/><text:tab/><text:tab/><text:tab/><text:span text:style-name="T3">d) </text:span>Error</text:p>
      <text:p text:style-name="P11"/>
      <text:p text:style-name="P11">(Passing Fewer Arguments)</text:p>
      <text:p text:style-name="P12">33. What will the function 'test' return upon execution of these statements?</text:p>
      <text:p text:style-name="P13"/>
      <text:p text:style-name="P13">function test(a, b) {</text:p>
      <text:p text:style-name="P13"><text:s text:c="4"/>console.log( a + b );</text:p>
      <text:p text:style-name="P13">}</text:p>
      <text:p text:style-name="P13"/>
      <text:p text:style-name="P13">test(2);</text:p>
      <text:p text:style-name="P13"/>
      <text:p text:style-name="Hanging_20_indent"><text:span text:style-name="T3">a) </text:span>2<text:tab/><text:tab/><text:tab/><text:tab/><text:tab/><text:tab/><text:tab/><text:span text:style-name="T3">b) </text:span>Error (incorrect number of parameters )</text:p>
      <text:p text:style-name="Hanging_20_indent"><text:span text:style-name="T11">c) </text:span><text:span text:style-name="T9">NaN</text:span><text:tab/><text:tab/><text:tab/><text:tab/><text:tab/><text:tab/><text:tab/><text:span text:style-name="T3">d) </text:span>0</text:p>
      <text:p text:style-name="P11"/>
      <text:p text:style-name="P11">(Hoisting in Javascript)</text:p>
      <text:p text:style-name="P12">34. What will be the output of following code snippet?</text:p>
      <text:p text:style-name="P13"/>
      <text:p text:style-name="P13">var a = 1;</text:p>
      <text:p text:style-name="P13"/>
      <text:p text:style-name="P13">function b() {</text:p>
      <text:p text:style-name="P13"><text:s text:c="4"/>a = 10;</text:p>
      <text:p text:style-name="P13"><text:s text:c="4"/>return;</text:p>
      <text:p text:style-name="P13"><text:s text:c="4"/>function a() { }</text:p>
      <text:p text:style-name="P13">}</text:p>
      <text:p text:style-name="P13"><text:soft-page-break/></text:p>
      <text:p text:style-name="P13">b();</text:p>
      <text:p text:style-name="P13">console.log(a);</text:p>
      <text:p text:style-name="P13"/>
      <text:p text:style-name="Hanging_20_indent"/>
      <text:p text:style-name="Hanging_20_indent"><text:span text:style-name="T3">a) </text:span>10<text:tab/><text:tab/><text:tab/><text:tab/><text:tab/><text:tab/><text:tab/><text:span text:style-name="T11">b) </text:span><text:span text:style-name="T9">1</text:span></text:p>
      <text:p text:style-name="Hanging_20_indent"><text:span text:style-name="T3">c) </text:span>ƒ b() { a = 10; return; function a() {} }<text:tab/><text:tab/><text:tab/><text:span text:style-name="T3">d) </text:span>a</text:p>
      <text:p text:style-name="P29">SOLUTION DESCRIPTION:</text:p>
      <text:p text:style-name="Hanging_20_indent"><text:s/>Expression function a() { } has created a local a that has a functional/local scope. This new a now gets hoisted to the top of its enclosing function b() with it’s declaration and definition.</text:p>
      <text:p text:style-name="Hanging_20_indent">Therefore, the statement a = 10; is no longer changing the value of the global a which remains to be 1, but rather it is changing the local a from a function to an integer value of 10.</text:p>
      <text:p text:style-name="Hanging_20_indent">Since we are logging the global a, the output is 1.</text:p>
      <text:p text:style-name="P11"/>
      <text:p text:style-name="P11">(Iterate Array)</text:p>
      <text:p text:style-name="P12">35. What is the output of the following code?</text:p>
      <text:p text:style-name="P13"/>
      <text:p text:style-name="P13">array = [ 60, 70, 20, 10, 40, 90 ];</text:p>
      <text:p text:style-name="P13"/>
      <text:p text:style-name="P13">const test = function(x) {</text:p>
      <text:p text:style-name="P13"><text:s text:c="4"/>return x &gt; 5;</text:p>
      <text:p text:style-name="P13">}</text:p>
      <text:p text:style-name="P13"/>
      <text:p text:style-name="P13">if(!array.every(test)) {</text:p>
      <text:p text:style-name="P13"><text:s text:c="4"/>console.log("statement 1"); </text:p>
      <text:p text:style-name="P13">}</text:p>
      <text:p text:style-name="P13"/>
      <text:p text:style-name="P13">else {</text:p>
      <text:p text:style-name="P13"><text:s text:c="4"/>console.log("statement 2"); </text:p>
      <text:p text:style-name="P13">}</text:p>
      <text:p text:style-name="P13"/>
      <text:p text:style-name="Hanging_20_indent"><text:span text:style-name="T3">a) </text:span>statement 1<text:tab/><text:tab/><text:tab/><text:tab/><text:tab/><text:tab/><text:span text:style-name="T11">b) </text:span><text:span text:style-name="T9">statement 2</text:span></text:p>
      <text:p text:style-name="P11"/>
      <text:p text:style-name="P11">(What is the output of following code?)</text:p>
      <text:p text:style-name="P12">36. What is the output of following code?</text:p>
      <text:p text:style-name="P13"/>
      <text:p text:style-name="P13">hoisted(); </text:p>
      <text:p text:style-name="P13">var hoisted = function() {</text:p>
      <text:p text:style-name="P13"><text:s text:c="4"/>console.log('bar');</text:p>
      <text:p text:style-name="P13">};</text:p>
      <text:p text:style-name="P13"/>
      <text:p text:style-name="P22"><text:span text:style-name="T3">a) </text:span>bar<text:tab/><text:tab/><text:tab/><text:tab/><text:tab/><text:tab/><text:tab/><text:span text:style-name="T3">b) </text:span>undefined</text:p>
      <text:p text:style-name="P24"><text:span text:style-name="T3">c) </text:span>TypeError: Hoisted is not a function</text:p>
      <text:p text:style-name="P11"/>
      <text:p text:style-name="P11">(For Each Word)</text:p>
      <text:p text:style-name="P15">37. What is the output of following code?</text:p>
      <text:p text:style-name="P16"/>
      <text:p text:style-name="P16">var words = ['one', 'two', 'three', 'four'];</text:p>
      <text:p text:style-name="P16"><text:soft-page-break/></text:p>
      <text:p text:style-name="P16">words.forEach(function(word) {</text:p>
      <text:p text:style-name="P16"><text:s text:c="4"/>console.log(word);</text:p>
      <text:p text:style-name="P16"><text:s text:c="4"/>if (word === 'two') {</text:p>
      <text:p text:style-name="P16"><text:s text:c="8"/>words.shift();</text:p>
      <text:p text:style-name="P16"><text:s text:c="4"/>}</text:p>
      <text:p text:style-name="P16">});</text:p>
      <text:p text:style-name="P16"/>
      <text:p text:style-name="P27"><text:span text:style-name="T4">a) </text:span>two three four<text:tab/><text:tab/><text:tab/><text:tab/><text:tab/><text:tab/><text:span text:style-name="T4">b) </text:span>one three four<text:tab/><text:tab/><text:tab/><text:tab/></text:p>
      <text:p text:style-name="P27"><text:span text:style-name="T12">c) </text:span><text:span text:style-name="T9">one two four<text:tab/><text:tab/><text:tab/><text:tab/><text:tab/><text:tab/></text:span><text:span text:style-name="T4">d) </text:span>one two three </text:p>
      <text:p text:style-name="P27"><text:span text:style-name="T4">e) </text:span>one two three four</text:p>
      <text:p text:style-name="P11"/>
      <text:p text:style-name="P18">(Splice)</text:p>
      <text:p text:style-name="P15">38. What is the output of following code snippet?</text:p>
      <text:p text:style-name="P16"/>
      <text:p text:style-name="P16">var color = ['red', 'orange', 'blue', 'violet'];</text:p>
      <text:p text:style-name="P16"/>
      <text:p text:style-name="P16">var removed = color.splice(2);</text:p>
      <text:p text:style-name="P16"/>
      <text:p text:style-name="P16">console.log(color);</text:p>
      <text:p text:style-name="P16">console.log(removed);</text:p>
      <text:p text:style-name="P16"/>
      <text:p text:style-name="Hanging_20_indent"><text:span text:style-name="T12">a) </text:span><text:span text:style-name="T9">["red", "orange"] ["blue", "violet"]</text:span><text:tab/><text:tab/><text:tab/><text:span text:style-name="T4">b) </text:span>["blue", "violet"] ["red", "orange"]</text:p>
      <text:p text:style-name="Hanging_20_indent"><text:span text:style-name="T4">c) </text:span>["red", "violet"] ["orange", "blue"]<text:tab/><text:tab/><text:tab/><text:tab/><text:span text:style-name="T4">d) </text:span>["orange", "blue"] ["red", "violet"]</text:p>
      <text:p text:style-name="P18"/>
      <text:p text:style-name="P18">(Find the Output – 2)</text:p>
      <text:p text:style-name="P15">39. What will be the output of the following code:</text:p>
      <text:p text:style-name="P16"/>
      <text:p text:style-name="P16">function a(){</text:p>
      <text:p text:style-name="P16"><text:s text:c="4"/>function b() {</text:p>
      <text:p text:style-name="P16"><text:s text:c="8"/>return 3;</text:p>
      <text:p text:style-name="P16"><text:s text:c="4"/>}</text:p>
      <text:p text:style-name="P16"/>
      <text:p text:style-name="P16"><text:s text:c="4"/>return b();</text:p>
      <text:p text:style-name="P16"/>
      <text:p text:style-name="P16"><text:s text:c="4"/>function b() {</text:p>
      <text:p text:style-name="P16"><text:s text:c="8"/>return 8;</text:p>
      <text:p text:style-name="P16"><text:s text:c="3"/>}</text:p>
      <text:p text:style-name="P16">} </text:p>
      <text:p text:style-name="P16"/>
      <text:p text:style-name="P16">console.log(a());</text:p>
      <text:p text:style-name="P16"/>
      <text:p text:style-name="Hanging_20_indent"><text:span text:style-name="T4">a) </text:span>3<text:tab/><text:tab/><text:tab/><text:tab/><text:tab/><text:tab/><text:tab/><text:span text:style-name="T12">b) </text:span><text:span text:style-name="T9">8</text:span></text:p>
      <text:p text:style-name="Hanging_20_indent"><text:span text:style-name="T4">c) </text:span>Type Error: b is not a function<text:tab/><text:tab/><text:tab/><text:tab/><text:span text:style-name="T4">d) </text:span>None of the above.</text:p>
      <text:p text:style-name="P29">SOLUTION DESCRIPTION:</text:p>
      <text:p text:style-name="Hanging_20_indent"><text:s/>Both the b() functions are function declarations and will therefore be hoisted to the top of a() local scope.</text:p>
      <text:p text:style-name="Hanging_20_indent">However, the b() returning 8 will be hoisted after the one returning 3.</text:p>
      <text:p text:style-name="Hanging_20_indent">Therefore, the one returning 8 will be executed</text:p>
      <text:p text:style-name="P18"><text:soft-page-break/></text:p>
      <text:p text:style-name="P18">(Rest Parameter)</text:p>
      <text:p text:style-name="P15">40. What will be the output of the following code?</text:p>
      <text:p text:style-name="P16"/>
      <text:p text:style-name="P16">function fun(...input){</text:p>
      <text:p text:style-name="P16"><text:s text:c="4"/>var sum = 0;</text:p>
      <text:p text:style-name="P16"><text:s text:c="4"/>for(var i = 0; i &lt; input.length; i++){</text:p>
      <text:p text:style-name="P16"><text:s text:c="8"/>sum += input[i];</text:p>
      <text:p text:style-name="P16"><text:s text:c="4"/>}</text:p>
      <text:p text:style-name="P16"><text:s text:c="4"/>return sum;</text:p>
      <text:p text:style-name="P16">}</text:p>
      <text:p text:style-name="P16">console.log(fun(1,2,3,4,5)); </text:p>
      <text:p text:style-name="P16"/>
      <text:p text:style-name="Hanging_20_indent"><text:span text:style-name="T4">a) </text:span>3<text:tab/><text:tab/><text:tab/><text:span text:style-name="T4">b) </text:span>6<text:tab/><text:tab/><text:tab/><text:tab/><text:span text:style-name="T4">c) </text:span>10<text:tab/><text:tab/><text:tab/><text:tab/><text:span text:style-name="T12">d) </text:span><text:span text:style-name="T9">15</text:span></text:p>
      <text:p text:style-name="P18"/>
      <text:p text:style-name="P18">(Default parameters)</text:p>
      <text:p text:style-name="P15">41. Consider the following code snippet:</text:p>
      <text:p text:style-name="P16"/>
      <text:p text:style-name="P16">function f(a,b = 1) {</text:p>
      <text:p text:style-name="P16"><text:s text:c="2"/>console.log(a*b)</text:p>
      <text:p text:style-name="P16">}</text:p>
      <text:p text:style-name="P16">var x = // some hidden <text:s/>value</text:p>
      <text:p text:style-name="P16">f(5,x)</text:p>
      <text:p text:style-name="P16"/>
      <text:p text:style-name="P17">What should be the value of x so that the output is 5?</text:p>
      <text:p text:style-name="Hanging_20_indent"><text:span text:style-name="T4">a) </text:span>null<text:tab/><text:tab/><text:tab/><text:span text:style-name="T12">b) </text:span><text:span text:style-name="T9">undefined</text:span><text:tab/><text:tab/><text:tab/><text:span text:style-name="T4">c) </text:span>0<text:tab/><text:tab/><text:tab/><text:tab/><text:span text:style-name="T4">d) </text:span>''</text:p>
      <text:p text:style-name="P29">SOLUTION DESCRIPTION:</text:p>
      <text:p text:style-name="Hanging_20_indent">If we pass undefined to a default parameter, it will take the value of default parameter instead of undefined.</text:p>
      <text:p text:style-name="P4"/>
      <text:p text:style-name="P3"/>
      <text:p text:style-name="P3">**********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uli" svg:font-family="Muli, sans-serif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draw:fill-image draw:name="switchToCode1" xlink:href="Pictures/10000001000002E500000151092D54A783E31A21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  <style:text-properties fo:font-size="10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font-size="10pt" fo:background-color="#ffffff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bitmap" draw:fill-image-name="switchToCode1" draw:opacity="20%" draw:fill-image-width="0cm" draw:fill-image-height="0cm" style:repeat="no-repeat" draw:fill-image-ref-point-x="0%" draw:fill-image-ref-point-y="0%" draw:fill-image-ref-point="center" style:footnote-max-height="0cm" loext:margin-gutter="0cm">
        <style:background-image xlink:href="Pictures/10000001000002E500000151092D54A783E31A21.png" xlink:type="simple" xlink:actuate="onLoad" style:position="center center" style:repeat="no-repeat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fill="bitmap" draw:background-size="full" draw:fill-image-name="switchToCode1" draw:opacity="20%" draw:fill-image-width="0cm" draw:fill-image-height="0cm" style:repeat="no-repeat" draw:fill-image-ref-point-x="0%" draw:fill-image-ref-point-y="0%" draw:fill-image-ref-point="center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0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7T07:52:37.960253904</meta:creation-date>
    <dc:title>Coding Ninjas A4 Sheet</dc:title>
    <meta:editing-duration>PT16M40S</meta:editing-duration>
    <meta:editing-cycles>3</meta:editing-cycles>
    <meta:generator>LibreOffice/7.3.7.2$Linux_X86_64 LibreOffice_project/30$Build-2</meta:generator>
    <dc:date>2023-02-07T20:42:28.271532688</dc:date>
    <meta:document-statistic meta:table-count="0" meta:image-count="0" meta:object-count="0" meta:page-count="12" meta:paragraph-count="391" meta:word-count="2070" meta:character-count="12149" meta:non-whitespace-character-count="9903"/>
    <meta:template xlink:type="simple" xlink:actuate="onRequest" xlink:title="Coding Ninjas A4 Sheet" xlink:href="../../../../../../../../../../../Templates/Coding%20Ninjas%20MCQ%20A4%20Sheet.ott" meta:date="2023-02-07T09:00:31.672695529"/>
  </office:meta>
</office:document-meta>
</file>